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1">
      <style:table-cell-properties fo:background-color="#ddddd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 size: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jects analyzed:</text:p>
          </table:table-cell>
          <table:table-cell office:value-type="float" office:value="61" calcext:value-type="float">
            <text:p>61</text:p>
          </table:table-cell>
          <table:table-cell table:style-name="ce2" table:formula="of:=[.C3]/[.C2]" office:value-type="percentage" office:value="0.069954128440367" calcext:value-type="percentage">
            <text:p>7.00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jects analyzed:</text:p>
          </table:table-cell>
          <table:table-cell table:style-name="ce1" table:formula="of:=[.C3]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lt group members:</text:p>
          </table:table-cell>
          <table:table-cell office:value-type="float" office:value="14" calcext:value-type="float">
            <text:p>14</text:p>
          </table:table-cell>
          <table:table-cell table:style-name="ce2" table:formula="of:=[.C6]/[.C5]" office:value-type="percentage" office:value="0.229508196721311" calcext:value-type="percentage">
            <text:p>22.95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uency:</text:p>
          </table:table-cell>
          <table:table-cell table:style-name="ce1" table:formula="of:=[.C2]*[.D6]" office:value-type="float" office:value="200.131147540984" calcext:value-type="float">
            <text:p>200.1311475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00-00-00</text:date>, <text:time style:data-style-name="N2" text:time-value="12:08:42.055465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3:55:12.784966821</meta:creation-date>
    <dc:date>2015-08-10T19:15:01.677817405</dc:date>
    <meta:editing-duration>PT12H24M13S</meta:editing-duration>
    <meta:editing-cycles>2</meta:editing-cycles>
    <meta:generator>LibreOffice/4.4.2.2$Linux_X86_64 LibreOffice_project/40m0$Build-2</meta:generator>
    <meta:document-statistic meta:table-count="1" meta:cell-count="12" meta:object-count="0"/>
  </office:meta>
</office:document-meta>
</file>